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1.401cm" fo:min-width="19.09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20.959cm" fo:min-width="12.867cm"/>
    </style:style>
    <style:style style:name="gr3" style:family="graphic" style:parent-style-name="standard">
      <style:graphic-properties draw:textarea-horizontal-align="justify" draw:textarea-vertical-align="middle" draw:auto-grow-height="false" fo:min-height="1.613cm" fo:min-width="19.09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9.09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21.086cm" fo:min-width="5.723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651cm" svg:x="1cm" svg:y="1cm">
          <text:p text:style-name="P1">Web banner here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367cm" svg:height="21.209cm" svg:x="7.223cm" svg:y="3.921cm">
          <text:p text:style-name="P1">Chats here.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591cm" svg:height="1.863cm" svg:x="1cm" svg:y="25.13cm">
          <text:p text:style-name="P1">Enter text here, along with images and stuff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59cm" svg:height="1.27cm" svg:x="1cm" svg:y="2.651cm">
          <text:p text:style-name="P1">User info / maybe login here.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1.336cm" svg:x="1cm" svg:y="3.921cm">
          <text:p text:style-name="P1">Filter chats<text:line-break/>User settings<text:line-break/>Other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6:45:01.562322725</meta:creation-date>
    <dc:date>2019-11-13T16:52:58.767713777</dc:date>
    <meta:editing-duration>PT7M59S</meta:editing-duration>
    <meta:editing-cycles>1</meta:editing-cycles>
    <meta:document-statistic meta:object-count="5"/>
    <meta:generator>LibreOffice/6.0.7.3$Linux_X86_64 LibreOffice_project/00m0$Build-3</meta:generator>
  </office:meta>
</office:document-meta>
</file>